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  <table:table-cell/>
          <table:table-cell table:style-name="Default" office:value-type="string" calcext:value-type="string">
            <text:p>In Unreal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gg_bottle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ttle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  <table:table-cell table:style-name="Default"/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above all in scanned folder of UE Projekt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calcext:value-type="string">
            <text:p>baeren_marke_alpenfrischer_kakao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aeren_marke_frische_alpenmilch_18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aeren_marke_frische_alpenmilch_38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randt_vollkorn_zwieback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hohesc_orang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ja_nougat_bits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koelln_muesli_cranberry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koelln_muesli_knusper_hon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ilram_butter_milch_drink_erdbeer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ueller_frucht_butter_milch_erdbeer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ueller_frucht_butter_milch_himbeer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mueller_frucht_butter_milch_multi_vitamin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wasa_delicate_crisp_rosemary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calcext:value-type="string">
            <text:p>bowl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utter_knif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spatula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spoon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tray (various)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calcext:value-type="string">
            <text:p>bowl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owl_b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bowl_small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cup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cup_espresso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fork_dessert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fork_dinner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glass (two types)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glass_redwin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glass_whitewin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knife_butter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knife_tab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16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18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21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23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26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28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plate_classic_30_cm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saucer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saucer_espresso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spoon_dessert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table:style-name="Default" office:value-type="string" calcext:value-type="string">
            <text:p>spoon_soup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.00.0000</text:date>, <text:time style:data-style-name="N2" text:time-value="17:07:12.114787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Ferenc Balint-Benczedi</meta:printed-by>
    <meta:print-date>2016-09-06T13:25:55.077292007</meta:print-date>
    <dc:date>2017-09-28T17:38:13.885490657</dc:date>
    <meta:editing-duration>PT1H36M1S</meta:editing-duration>
    <meta:editing-cycles>24</meta:editing-cycles>
    <meta:generator>LibreOffice/5.1.6.2$Linux_X86_64 LibreOffice_project/10m0$Build-2</meta:generator>
    <meta:document-statistic meta:table-count="1" meta:cell-count="359" meta:object-count="0"/>
  </office:meta>
</office:document-meta>
</file>